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60.07mm" svg:height="90.01mm" svg:x="182.07mm" svg:y="4.86mm">
            <loext:p draw:notify-on-update-of-ranges="Лист1.A1:Лист1.A6 Лист1.B1:Лист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7mm" svg:height="90.01mm" svg:x="127.65mm" svg:y="99.08mm">
            <loext:p draw:notify-on-update-of-ranges="Лист1.A1:Лист1.A6 Лист1.D1:Лист1.D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957" calcext:value-type="float">
            <text:p>957</text:p>
          </table:table-cell>
          <table:table-cell table:formula="of:=[.$B$1]-[.B2]" office:value-type="float" office:value="21" calcext:value-type="float">
            <text:p>21</text:p>
          </table:table-cell>
          <table:table-cell table:formula="of:=[.C2]/[.A2]" office:value-type="float" office:value="15" calcext:value-type="float">
            <text:p>15</text:p>
          </table:table-cell>
          <table:table-cell table:formula="of:=[.C2]/[.$E$1]" office:value-type="float" office:value="1.61538461538462" calcext:value-type="float">
            <text:p>1,6153846154</text:p>
          </table:table-cell>
          <table:table-cell table:formula="of:=[.E2]*230" office:value-type="float" office:value="371.538461538462" calcext:value-type="float">
            <text:p>371,5384615385</text:p>
          </table:table-cell>
        </table:table-row>
        <table:table-row table:style-name="ro1">
          <table:table-cell office:value-type="float" office:value="2.77" calcext:value-type="float">
            <text:p>2,77</text:p>
          </table:table-cell>
          <table:table-cell office:value-type="float" office:value="934" calcext:value-type="float">
            <text:p>934</text:p>
          </table:table-cell>
          <table:table-cell table:formula="of:=[.$B$1]-[.B3]" office:value-type="float" office:value="44" calcext:value-type="float">
            <text:p>44</text:p>
          </table:table-cell>
          <table:table-cell table:formula="of:=[.C3]/[.A3]" office:value-type="float" office:value="15.884476534296" calcext:value-type="float">
            <text:p>15,8844765343</text:p>
          </table:table-cell>
          <table:table-cell table:formula="of:=[.C3]/[.$E$1]" office:value-type="float" office:value="3.38461538461538" calcext:value-type="float">
            <text:p>3,3846153846</text:p>
          </table:table-cell>
          <table:table-cell table:formula="of:=[.E3]*230" office:value-type="float" office:value="778.461538461538" calcext:value-type="float">
            <text:p>778,46153846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0" calcext:value-type="float">
            <text:p>870</text:p>
          </table:table-cell>
          <table:table-cell table:formula="of:=[.$B$1]-[.B4]" office:value-type="float" office:value="108" calcext:value-type="float">
            <text:p>108</text:p>
          </table:table-cell>
          <table:table-cell table:formula="of:=[.C4]/[.A4]" office:value-type="float" office:value="12" calcext:value-type="float">
            <text:p>12</text:p>
          </table:table-cell>
          <table:table-cell table:formula="of:=[.C4]/[.$E$1]" office:value-type="float" office:value="8.30769230769231" calcext:value-type="float">
            <text:p>8,3076923077</text:p>
          </table:table-cell>
          <table:table-cell table:formula="of:=[.E4]*230" office:value-type="float" office:value="1910.76923076923" calcext:value-type="float">
            <text:p>1910,76923076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4" calcext:value-type="float">
            <text:p>844</text:p>
          </table:table-cell>
          <table:table-cell table:formula="of:=[.$B$1]-[.B5]" office:value-type="float" office:value="134" calcext:value-type="float">
            <text:p>134</text:p>
          </table:table-cell>
          <table:table-cell table:formula="of:=[.C5]/[.A5]" office:value-type="float" office:value="13.4" calcext:value-type="float">
            <text:p>13,4</text:p>
          </table:table-cell>
          <table:table-cell table:formula="of:=[.C5]/[.$E$1]" office:value-type="float" office:value="10.3076923076923" calcext:value-type="float">
            <text:p>10,3076923077</text:p>
          </table:table-cell>
          <table:table-cell table:formula="of:=[.E5]*230" office:value-type="float" office:value="2370.76923076923" calcext:value-type="float">
            <text:p>2370,76923076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4:29:17.233361731</meta:creation-date>
    <dc:date>2017-02-02T17:50:53.400494390</dc:date>
    <meta:editing-duration>PT1H40M33S</meta:editing-duration>
    <meta:editing-cycles>3</meta:editing-cycles>
    <meta:generator>LibreOffice/5.1.4.2$Linux_X86_64 LibreOffice_project/10m0$Build-2</meta:generator>
    <meta:document-statistic meta:table-count="1" meta:cell-count="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style-name="ch1">
        <chart:legend chart:legend-position="end" svg:x="12.91cm" svg:y="4.188cm" style:legend-expansion="high" chart:style-name="ch2"/>
        <chart:plot-area chart:style-name="ch3" table:cell-range-address="Лист1.A1:Лист1.B6" svg:x="0.32cm" svg:y="0.18cm" svg:width="12.27cm" svg:height="8.642cm">
          <chartooo:coordinate-region svg:x="1.206cm" svg:y="0.393cm" svg:width="10.959cm" svg:height="7.7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1:Лист1.B6" chart:class="chart:scatter">
            <chart:domain table:cell-range-address="Лист1.A1:Лист1.A6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6</svg:desc>
                </draw:g>
              </table:table-cell>
              <table:table-cell office:value-type="float" office:value="978">
                <text:p>978</text:p>
                <draw:g>
                  <svg:desc>Лист1.B1:Лист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7">
                <text:p>2.77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style-name="ch1">
        <chart:legend chart:legend-position="end" svg:x="12.88cm" svg:y="4.188cm" style:legend-expansion="high" chart:style-name="ch2"/>
        <chart:plot-area chart:style-name="ch3" table:cell-range-address="Лист1.A1:Лист1.A6 Лист1.D1:Лист1.D6" svg:x="0.32cm" svg:y="0.18cm" svg:width="12.24cm" svg:height="8.642cm">
          <chartooo:coordinate-region svg:x="0.783cm" svg:y="0.393cm" svg:width="11.353cm" svg:height="7.7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D1:Лист1.D6" chart:class="chart:scatter">
            <chart:domain table:cell-range-address="Лист1.A1:Лист1.A6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6</svg:desc>
                </draw:g>
              </table:table-cell>
              <table:table-cell office:value-type="float" office:value="NaN">
                <text:p>NaN</text:p>
                <draw:g>
                  <svg:desc>Лист1.D1:Лист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7">
                <text:p>2.77</text:p>
              </table:table-cell>
              <table:table-cell office:value-type="float" office:value="15.884476534296">
                <text:p>15.884476534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